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10.527cm"/>
    </style:style>
    <style:style style:name="co5" style:family="table-column">
      <style:table-column-properties fo:break-before="auto" style:column-width="12.139cm"/>
    </style:style>
    <style:style style:name="co6" style:family="table-column">
      <style:table-column-properties fo:break-before="auto" style:column-width="8.0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4.08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fo:border="0.74pt solid #000000" style:vertical-align="top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 style:data-style-name="N37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fff5ce" fo:border="0.74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ce17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 table:number-columns-spanned="6" table:number-rows-spanned="1">
            <text:p>Project</text:p>
          </table:table-cell>
          <table:covered-table-cell table:number-columns-repeated="5" table:style-name="ce18"/>
          <table:table-cell table:style-name="ce19" office:value-type="string" calcext:value-type="string" table:number-columns-spanned="3" table:number-rows-spanned="1">
            <text:p><text:a xlink:href="https://guru.qahacking.ru/" xlink:type="simple">Сайт-питомник</text:a></text:p>
          </table:table-cell>
          <table:covered-table-cell table:number-columns-repeated="2" table:style-name="ce21"/>
        </table:table-row>
        <table:table-row table:style-name="ro1">
          <table:table-cell table:style-name="ce15" office:value-type="string" calcext:value-type="string" table:number-columns-spanned="6" table:number-rows-spanned="1">
            <text:p>Date</text:p>
          </table:table-cell>
          <table:covered-table-cell table:number-columns-repeated="5" table:style-name="ce18"/>
          <table:table-cell table:style-name="ce20" office:value-type="date" office:date-value="2024-02-22" calcext:value-type="date" table:number-columns-spanned="3" table:number-rows-spanned="1">
            <text:p>22.02.24</text:p>
          </table:table-cell>
          <table:covered-table-cell table:number-columns-repeated="2" table:style-name="ce21"/>
        </table:table-row>
        <table:table-row table:style-name="ro1">
          <table:table-cell table:style-name="ce15" office:value-type="string" calcext:value-type="string" table:number-columns-spanned="6" table:number-rows-spanned="1">
            <text:p>Build</text:p>
          </table:table-cell>
          <table:covered-table-cell table:number-columns-repeated="5" table:style-name="ce18"/>
          <table:table-cell table:style-name="ce19" office:value-type="string" calcext:value-type="string" table:number-columns-spanned="3" table:number-rows-spanned="1">
            <text:p>1.0</text:p>
          </table:table-cell>
          <table:covered-table-cell table:number-columns-repeated="2" table:style-name="ce21"/>
        </table:table-row>
        <table:table-row table:style-name="ro1">
          <table:table-cell table:style-name="ce15" office:value-type="string" calcext:value-type="string" table:number-columns-spanned="6" table:number-rows-spanned="1">
            <text:p>Tester</text:p>
          </table:table-cell>
          <table:covered-table-cell table:number-columns-repeated="5" table:style-name="ce18"/>
          <table:table-cell table:style-name="ce19" office:value-type="string" calcext:value-type="string" table:number-columns-spanned="3" table:number-rows-spanned="1">
            <text:p>Olga Kuznetsova</text:p>
          </table:table-cell>
          <table:covered-table-cell table:number-columns-repeated="2" table:style-name="ce21"/>
        </table:table-row>
        <table:table-row table:style-name="ro1">
          <table:table-cell table:style-name="ce15" office:value-type="string" calcext:value-type="string" table:number-columns-spanned="6" table:number-rows-spanned="1">
            <text:p>Enviroment</text:p>
          </table:table-cell>
          <table:covered-table-cell table:number-columns-repeated="5" table:style-name="ce18"/>
          <table:table-cell table:style-name="ce19" office:value-type="string" calcext:value-type="string" table:number-columns-spanned="3" table:number-rows-spanned="1">
            <text:p>Windows 11 22H2 22621.3155, Google Chrome 121.0.6167.187</text:p>
          </table:table-cell>
          <table:covered-table-cell table:number-columns-repeated="2" table:style-name="ce21"/>
        </table:table-row>
        <table:table-row table:style-name="ro2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mponent</text:p>
          </table:table-cell>
          <table:table-cell table:style-name="ce16" office:value-type="string" calcext:value-type="string">
            <text:p>Summary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everity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Attachment</text:p>
          </table:table-cell>
          <table:table-cell table:style-name="ce16" office:value-type="string" calcext:value-type="string">
            <text:p>Comments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Главная шапка с изображением собаки+новостной блок на главной странице не соответствует макету (что?, где?)</text:p>
          </table:table-cell>
          <table:table-cell table:style-name="ce17" office:value-type="string" calcext:value-type="string">
            <text:p><text:span text:style-name="T1">STR: </text:span></text:p>
            <text:p>1. Открыть главную страницу сайта https://guru.qahacking.ru/</text:p>
            <text:p>2. Прокрутить вниз, воспользовавшись полосок прокрутки в правой части сайта</text:p>
            <text:p><text:span text:style-name="T1">Results:</text:span> Главная шапка с изображением собаки+новостной блок больше размера страницы браузера и не соответствует макету</text:p>
            <text:p><text:span text:style-name="T1">Expected results:</text:span> Главная шапка с изображением собаки+новостной блок соответствует размеру страницы браузера и макету (см.аттачмент)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скриншот1.png</text:p>
          </table:table-cell>
          <table:table-cell table:style-name="ce17"/>
        </table:table-row>
        <table:table-row table:style-name="ro4">
          <table:table-cell office:value-type="string" calcext:value-type="string">
            <text:p>1.2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Отсутствие перехода на страницы (см.требования) в новостном блоке при нажатии на каждую новость (что, где, при каких условиях)</text:p>
          </table:table-cell>
          <table:table-cell table:style-name="ce17" office:value-type="string" calcext:value-type="string">
            <text:p><text:span text:style-name="T1">STR:  </text:span></text:p>
            <text:p><text:span text:style-name="T2">1. Открыть главную страницу сайта https://guru.qahacking.ru/ </text:span></text:p>
            <text:p><text:span text:style-name="T2">2. Нажать на каждую новость в новостной блоке </text:span></text:p>
            <text:p><text:span text:style-name="T1">Results:</text:span><text:span text:style-name="T2"> Переход на страницы с соответствующими новостями (см.требования) не осуществляется </text:span></text:p>
            <text:p><text:span text:style-name="T1">Expected results:</text:span><text:span text:style-name="T2"> Переход на страницы с соответствующими новостями (см.требования) осуществляется (см.аттачмент)</text:span>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скриншот2.png</text:p>
          </table:table-cell>
          <table:table-cell table:style-name="ce17"/>
        </table:table-row>
        <table:table-row table:style-name="ro5">
          <table:table-cell office:value-type="string" calcext:value-type="string">
            <text:p>1.3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Отсутствует одно фото в блоке «Наш главный производитель» при прокрутке ленты фотографий (Что?, где? При каких условиях?)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1.4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Поле «E-mail» в футере: Письмо не отправляется после нажатия на кнопку со значком письма</text:p>
          </table:table-cell>
          <table:table-cell table:style-name="ce17" office:value-type="string" calcext:value-type="string">
            <text:p>Pre-conditions : создать тестовый адрес эл. Почты : <text:a xlink:href="mailto:test@gmail.com" xlink:type="simple">test@gmail.com</text:a>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1.5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Поле «E-mail» в футере: Сообщение с информацией об отправке письма не выдается после нажатия на кнопку со значком письмо</text:p>
          </table:table-cell>
          <table:table-cell table:style-name="ce17" office:value-type="string" calcext:value-type="string">
            <text:p>Pre-conditions : создать тестовый адрес эл. Почты : <text:a xlink:href="mailto:test@gmail.com" xlink:type="simple">test@gmail.com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6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Поле «E-mail» в футере: Сообщение об ошибке выводится некорректно после ввода e-mail c буквами кирилицы до знака @</text:p>
          </table:table-cell>
          <table:table-cell office:value-type="string" calcext:value-type="string">
            <text:p>И так далее по чек листу проверки сделать и завести баги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1.7</text:p>
          </table:table-cell>
          <table:table-cell table:style-name="ce17" office:value-type="string" calcext:value-type="string">
            <text:p>Главная страница</text:p>
          </table:table-cell>
          <table:table-cell office:value-type="string" calcext:value-type="string">
            <text:p>Поле «Телефон питомца»: Неверная ссылка отправки номера телефона приложению после нажатия на номер телефона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.8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9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1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2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3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5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6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7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8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19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.21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1.22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1.23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1.24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1.25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1.26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1.27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I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.00.0000</text:date>, <text:time style:data-style-name="N2" text:time-value="14:45:34.2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0:20:41.034000000</meta:creation-date>
    <dc:date>2024-02-22T14:32:31.788000000</dc:date>
    <meta:editing-duration>PT1H39M14S</meta:editing-duration>
    <meta:editing-cycles>25</meta:editing-cycles>
    <meta:generator>LibreOffice/7.6.4.1$Windows_X86_64 LibreOffice_project/e19e193f88cd6c0525a17fb7a176ed8e6a3e2aa1</meta:generator>
    <meta:document-statistic meta:table-count="1" meta:cell-count="67" meta:object-count="0"/>
  </office:meta>
</office:document-meta>
</file>